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f fizzbuzz(n):</text:p>
      <text:p text:style-name="Standard"><text:s text:c="2"/>result = []</text:p>
      <text:p text:style-name="Standard"><text:s text:c="2"/>for num in range (1,n):</text:p>
      <text:p text:style-name="Standard"><text:s text:c="4"/>if (num % 3 == 0) and (num % 5 == 0):</text:p>
      <text:p text:style-name="Standard"><text:s text:c="6"/>result.append ("FizzBuzz")</text:p>
      <text:p text:style-name="Standard"><text:s text:c="4"/>elif num % 5 == 0:</text:p>
      <text:p text:style-name="Standard"><text:s text:c="6"/>result.append ("Buzz")</text:p>
      <text:p text:style-name="Standard"><text:s text:c="4"/>elif (num % 3 == 0):</text:p>
      <text:p text:style-name="Standard"><text:s text:c="6"/>result.append ("Fizz")</text:p>
      <text:p text:style-name="Standard"><text:s text:c="4"/>else: </text:p>
      <text:p text:style-name="Standard"><text:s text:c="6"/>result.append (num)</text:p>
      <text:p text:style-name="Standard"><text:s text:c="2"/>return resu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06:40:16.673536711</meta:creation-date>
    <dc:date>2019-07-28T06:41:09.874004789</dc:date>
    <meta:editing-duration>PT54S</meta:editing-duration>
    <meta:editing-cycles>1</meta:editing-cycles>
    <meta:document-statistic meta:table-count="0" meta:image-count="0" meta:object-count="0" meta:page-count="1" meta:paragraph-count="12" meta:word-count="45" meta:character-count="279" meta:non-whitespace-character-count="199"/>
    <meta:generator>LibreOffice/6.0.7.3$Linux_X86_64 LibreOffice_project/00m0$Build-3</meta:generator>
  </office:meta>
</office:document-meta>
</file>